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63380000319CC8BF1714.svg" manifest:media-type="image/svg+xml"/>
  <manifest:file-entry manifest:full-path="Pictures/20000001000063380000319C7B71D78C.svg" manifest:media-type="image/svg+xml"/>
  <manifest:file-entry manifest:full-path="Pictures/20000001000063380000319C7052D3F3.svg" manifest:media-type="image/svg+xml"/>
  <manifest:file-entry manifest:full-path="Pictures/20000001000063380000319C9BD6DE5C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399cm" svg:height="12.699cm" svg:x="1.372cm" svg:y="4.195cm">
          <draw:image xlink:href="Pictures/20000001000063380000319C7052D3F3.svg" xlink:type="simple" xlink:show="embed" xlink:actuate="onLoad">
            <text:p/>
          </draw:image>
        </draw:frame>
        <draw:frame draw:style-name="gr2" draw:layer="layout" svg:width="9.8cm" svg:height="0.962cm" svg:x="12.6cm" svg:y="16.6cm">
          <draw:text-box>
            <text:p>Iterations</text:p>
          </draw:text-box>
        </draw:frame>
        <draw:frame draw:style-name="gr2" draw:layer="layout" svg:width="9.8cm" svg:height="0.962cm" draw:transform="rotate (1.57446151822408) translate (1.436cm 14.803cm)">
          <draw:text-box>
            <text:p>Percentage error (%)</text:p>
          </draw:text-box>
        </draw:frame>
        <draw:frame draw:style-name="gr2" draw:text-style-name="P1" draw:layer="layout" svg:width="28.2cm" svg:height="0.962cm" svg:x="0cm" svg:y="2.724cm">
          <draw:text-box>
            <text:p text:style-name="P1">Backpropagation alon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399cm" svg:height="12.699cm" svg:x="1.372cm" svg:y="4.195cm">
          <draw:image xlink:href="Pictures/20000001000063380000319CC8BF1714.svg" xlink:type="simple" xlink:show="embed" xlink:actuate="onLoad">
            <text:p/>
          </draw:image>
        </draw:frame>
        <draw:frame draw:style-name="gr2" draw:layer="layout" svg:width="9.8cm" svg:height="0.962cm" svg:x="12.6cm" svg:y="16.6cm">
          <draw:text-box>
            <text:p>Iterations</text:p>
          </draw:text-box>
        </draw:frame>
        <draw:frame draw:style-name="gr2" draw:layer="layout" svg:width="9.8cm" svg:height="0.962cm" draw:transform="rotate (1.57446151822408) translate (1.436cm 14.803cm)">
          <draw:text-box>
            <text:p>Percentage error (%)</text:p>
          </draw:text-box>
        </draw:frame>
        <draw:frame draw:style-name="gr2" draw:text-style-name="P1" draw:layer="layout" svg:width="28.2cm" svg:height="0.962cm" svg:x="0cm" svg:y="2.724cm">
          <draw:text-box>
            <text:p text:style-name="P1">Backpropagation alone (with error bars)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5.399cm" svg:height="12.699cm" svg:x="1.372cm" svg:y="4.501cm">
          <draw:image xlink:href="Pictures/20000001000063380000319C7B71D78C.svg" xlink:type="simple" xlink:show="embed" xlink:actuate="onLoad">
            <text:p/>
          </draw:image>
        </draw:frame>
        <draw:frame draw:style-name="gr2" draw:layer="layout" svg:width="9.8cm" svg:height="0.962cm" svg:x="12.6cm" svg:y="16.6cm">
          <draw:text-box>
            <text:p>Iterations</text:p>
          </draw:text-box>
        </draw:frame>
        <draw:frame draw:style-name="gr2" draw:layer="layout" svg:width="9.8cm" svg:height="0.962cm" draw:transform="rotate (1.57446151822408) translate (1.436cm 14.803cm)">
          <draw:text-box>
            <text:p>Percentage error (%)</text:p>
          </draw:text-box>
        </draw:frame>
        <draw:frame draw:style-name="gr2" draw:text-style-name="P1" draw:layer="layout" svg:width="28.2cm" svg:height="0.962cm" svg:x="0cm" svg:y="2.724cm">
          <draw:text-box>
            <text:p text:style-name="P1">Backpropagation-astrocyte hybrid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5.399cm" svg:height="12.699cm" svg:x="1.201cm" svg:y="4.701cm">
          <draw:image xlink:href="Pictures/20000001000063380000319C9BD6DE5C.svg" xlink:type="simple" xlink:show="embed" xlink:actuate="onLoad">
            <text:p/>
          </draw:image>
        </draw:frame>
        <draw:frame draw:style-name="gr2" draw:layer="layout" svg:width="9.8cm" svg:height="0.962cm" svg:x="12.6cm" svg:y="16.6cm">
          <draw:text-box>
            <text:p>Iterations</text:p>
          </draw:text-box>
        </draw:frame>
        <draw:frame draw:style-name="gr2" draw:layer="layout" svg:width="9.8cm" svg:height="0.962cm" draw:transform="rotate (1.57446151822408) translate (1.436cm 14.803cm)">
          <draw:text-box>
            <text:p>Percentage error (%)</text:p>
          </draw:text-box>
        </draw:frame>
        <draw:frame draw:style-name="gr2" draw:text-style-name="P1" draw:layer="layout" svg:width="28.2cm" svg:height="0.962cm" svg:x="0cm" svg:y="2.724cm">
          <draw:text-box>
            <text:p text:style-name="P1">Backpropagation-astrocyte hybrid (with error bars)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6T21:30:55</meta:creation-date>
    <meta:editing-duration>PT17M7S</meta:editing-duration>
    <meta:editing-cycles>4</meta:editing-cycles>
    <meta:generator>LibreOffice/3.5$Linux_X86_64 LibreOffice_project/350m1$Build-2</meta:generator>
    <meta:initial-creator>Dave </meta:initial-creator>
    <dc:date>2013-02-26T23:32:52</dc:date>
    <dc:creator>Dave </dc:creator>
    <meta:document-statistic meta:object-count="45"/>
  </office:meta>
</office:document-meta>
</file>